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138cm" svg:height="7.371cm" svg:x="3.362cm" svg:y="3cm">
          <draw:text-box>
            <text:p>7 年 人教版英 上 级 语 unit 4</text:p>
            <text:p/>
            <text:p/>
            <text:p>table / desk</text:p>
            <text:p/>
            <text:p>I thought …...</text:p>
            <text:p/>
            <text:p>I knew it …...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M35S</meta:editing-duration>
    <meta:editing-cycles>5</meta:editing-cycles>
    <meta:generator>OpenOffice/4.1.15$Win32 OpenOffice.org_project/4115m2$Build-9813</meta:generator>
    <dc:date>2025-11-02T15:09:24.75</dc:date>
    <meta:document-statistic meta:object-count="24"/>
  </office:meta>
</office:document-meta>
</file>